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place mode</text:p>
          </table:table-cell>
          <table:table-cell table:number-columns-repeated="4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3"/>
          <table:table-cell office:value-type="string" calcext:value-type="string">
            <text:p>une balle</text:p>
          </table:table-cell>
          <table:table-cell office:value-type="string" calcext:value-type="string">
            <text:p>blinkin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3"/>
          <table:table-cell office:value-type="string" calcext:value-type="string">
            <text:p>retour précédent</text:p>
          </table:table-cell>
          <table:table-cell table:number-columns-repeated="2"/>
          <table:table-cell office:value-type="string" calcext:value-type="string">
            <text:p>fond blanc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3"/>
          <table:table-cell table:style-name="Default"/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1"/>
          <table:table-cell office:value-type="string" calcext:value-type="string">
            <text:p>dégag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autoNewBalls off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autoNewBalls on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deck</text:p>
          </table:table-cell>
          <table:table-cell table:number-columns-repeated="3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ious deck</text:p>
          </table:table-cell>
          <table:table-cell table:number-columns-repeated="3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ni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office:value-type="string" calcext:value-type="string">
            <text:p>background motif</text:p>
          </table:table-cell>
          <table:table-cell table:style-name="Default" table:number-columns-repeated="14"/>
          <table:table-cell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ce1" table:number-columns-repeated="1636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20:40:30.07798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1T20:59:53.432707300</dc:date>
    <meta:editing-duration>PT12H8M28S</meta:editing-duration>
    <meta:editing-cycles>90</meta:editing-cycles>
    <meta:generator>LibreOffice/25.8.5.2$Windows_X86_64 LibreOffice_project/9c8b85f387cc00a89945a79c9e6239f32e450ac2</meta:generator>
    <meta:document-statistic meta:table-count="1" meta:cell-count="163" meta:object-count="0"/>
  </office:meta>
</office:document-meta>
</file>